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4" style:family="paragraph" style:parent-style-name="Standard">
      <style:text-properties style:use-window-font-color="true" officeooo:rsid="000536db" officeooo:paragraph-rsid="002487bd"/>
    </style:style>
    <style:style style:name="P85" style:family="paragraph" style:parent-style-name="Standard">
      <style:text-properties style:use-window-font-color="true" officeooo:rsid="000536db" officeooo:paragraph-rsid="0112d127"/>
    </style:style>
    <style:style style:name="P86" style:family="paragraph" style:parent-style-name="Standard">
      <style:text-properties style:use-window-font-color="true" officeooo:rsid="000536db" officeooo:paragraph-rsid="01de76c7"/>
    </style:style>
    <style:style style:name="P87" style:family="paragraph" style:parent-style-name="Standard">
      <style:text-properties style:use-window-font-color="true" officeooo:rsid="000536db" officeooo:paragraph-rsid="021e5aa0"/>
    </style:style>
    <style:style style:name="P88" style:family="paragraph" style:parent-style-name="Standard">
      <style:text-properties style:use-window-font-color="true" officeooo:rsid="000536db" officeooo:paragraph-rsid="025e02e0"/>
    </style:style>
    <style:style style:name="P89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1" style:family="paragraph" style:parent-style-name="Standard"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28ab8bf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officeooo:rsid="00133c4f" officeooo:paragraph-rsid="0037b975"/>
    </style:style>
    <style:style style:name="P9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5" style:family="paragraph" style:parent-style-name="Standard">
      <style:text-properties style:use-window-font-color="true" officeooo:rsid="01f91a29" officeooo:paragraph-rsid="01fac9c5"/>
    </style:style>
    <style:style style:name="P106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45762b"/>
    </style:style>
    <style:style style:name="P144" style:family="paragraph" style:parent-style-name="Standard">
      <style:text-properties fo:color="#ed1c24" officeooo:rsid="000536db" officeooo:paragraph-rsid="0250bbfe"/>
    </style:style>
    <style:style style:name="P145" style:family="paragraph" style:parent-style-name="Standard">
      <style:text-properties fo:color="#ed1c24" officeooo:rsid="000536db" officeooo:paragraph-rsid="025524fe"/>
    </style:style>
    <style:style style:name="P146" style:family="paragraph" style:parent-style-name="Standard">
      <style:text-properties fo:color="#ed1c24" officeooo:rsid="000536db" officeooo:paragraph-rsid="0256eebe"/>
    </style:style>
    <style:style style:name="P147" style:family="paragraph" style:parent-style-name="Standard">
      <style:text-properties fo:color="#ed1c24" officeooo:rsid="000536db" officeooo:paragraph-rsid="027f49e2"/>
    </style:style>
    <style:style style:name="P148" style:family="paragraph" style:parent-style-name="Standard">
      <style:text-properties fo:color="#ed1c24" officeooo:rsid="000536db" officeooo:paragraph-rsid="01d35db2" fo:background-color="#72bf44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999999" officeooo:rsid="000536db" officeooo:paragraph-rsid="01de76c7"/>
    </style:style>
    <style:style style:name="P151" style:family="paragraph" style:parent-style-name="Standard">
      <style:text-properties fo:color="#999999" officeooo:rsid="000536db" officeooo:paragraph-rsid="01fac9c5"/>
    </style:style>
    <style:style style:name="P152" style:family="paragraph" style:parent-style-name="Standard">
      <style:text-properties fo:color="#999999" officeooo:rsid="01f91a29" officeooo:paragraph-rsid="01fac9c5"/>
    </style:style>
    <style:style style:name="P153" style:family="paragraph" style:parent-style-name="Standard">
      <style:text-properties officeooo:paragraph-rsid="01ee622a"/>
    </style:style>
    <style:style style:name="P154" style:family="paragraph" style:parent-style-name="Standard">
      <style:text-properties officeooo:paragraph-rsid="01f612c7"/>
    </style:style>
    <style:style style:name="P155" style:family="paragraph" style:parent-style-name="Standard">
      <style:text-properties officeooo:paragraph-rsid="01f77172"/>
    </style:style>
    <style:style style:name="P156" style:family="paragraph" style:parent-style-name="Standard">
      <style:text-properties officeooo:paragraph-rsid="02300cdd"/>
    </style:style>
    <style:style style:name="P157" style:family="paragraph" style:parent-style-name="Standard">
      <style:text-properties officeooo:paragraph-rsid="024c8311"/>
    </style:style>
    <style:style style:name="P158" style:family="paragraph" style:parent-style-name="Standard">
      <style:text-properties officeooo:paragraph-rsid="023c17d9"/>
    </style:style>
    <style:style style:name="P159" style:family="paragraph" style:parent-style-name="Standard">
      <style:text-properties officeooo:rsid="00133c4f" officeooo:paragraph-rsid="00e8d70d"/>
    </style:style>
    <style:style style:name="P160" style:family="paragraph" style:parent-style-name="Standard">
      <style:text-properties officeooo:rsid="00133c4f" officeooo:paragraph-rsid="0291758b"/>
    </style:style>
    <style:style style:name="P161" style:family="paragraph" style:parent-style-name="Standard">
      <style:text-properties officeooo:rsid="00133c4f" officeooo:paragraph-rsid="0296d580"/>
    </style:style>
    <style:style style:name="P162" style:family="paragraph" style:parent-style-name="Standard">
      <style:paragraph-properties fo:text-align="center" style:justify-single-word="false"/>
      <style:text-properties officeooo:paragraph-rsid="00e8d70d"/>
    </style:style>
    <style:style style:name="P163" style:family="paragraph" style:parent-style-name="Standard">
      <style:text-properties fo:color="#cccccc" officeooo:rsid="000536db" officeooo:paragraph-rsid="027234e0"/>
    </style:style>
    <style:style style:name="P164" style:family="paragraph" style:parent-style-name="Standard">
      <style:text-properties officeooo:rsid="000536db" officeooo:paragraph-rsid="028559b3" fo:background-color="#ffe5ca"/>
    </style:style>
    <style:style style:name="P165" style:family="paragraph" style:parent-style-name="Standard">
      <style:text-properties officeooo:rsid="027c5820" officeooo:paragraph-rsid="027c5820"/>
    </style:style>
    <style:style style:name="P166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7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8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0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1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6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7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178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80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2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3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4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5" style:family="paragraph" style:parent-style-name="Standard" style:list-style-name="L8">
      <style:text-properties style:use-window-font-color="true" officeooo:rsid="001f8a8e" officeooo:paragraph-rsid="01cb7511"/>
    </style:style>
    <style:style style:name="P186" style:family="paragraph" style:parent-style-name="Standard" style:list-style-name="L8">
      <style:text-properties style:use-window-font-color="true" officeooo:rsid="0214a12c" officeooo:paragraph-rsid="0214a12c"/>
    </style:style>
    <style:style style:name="P187" style:family="paragraph" style:parent-style-name="Standard" style:list-style-name="L25">
      <style:text-properties style:use-window-font-color="true" officeooo:rsid="0231f51f" officeooo:paragraph-rsid="0231f51f"/>
    </style:style>
    <style:style style:name="P188" style:family="paragraph" style:parent-style-name="Standard" style:list-style-name="L29">
      <style:text-properties style:use-window-font-color="true" officeooo:rsid="00133c4f" officeooo:paragraph-rsid="01148d34"/>
    </style:style>
    <style:style style:name="P189" style:family="paragraph" style:parent-style-name="Standard" style:list-style-name="L1">
      <style:text-properties officeooo:rsid="02477511" officeooo:paragraph-rsid="02477511"/>
    </style:style>
    <style:style style:name="P190" style:family="paragraph" style:parent-style-name="Standard" style:list-style-name="L1">
      <style:text-properties officeooo:rsid="024928d3" officeooo:paragraph-rsid="024928d3"/>
    </style:style>
    <style:style style:name="P191" style:family="paragraph" style:parent-style-name="Standard" style:list-style-name="L1">
      <style:text-properties officeooo:rsid="02610c91" officeooo:paragraph-rsid="02610c91"/>
    </style:style>
    <style:style style:name="P192" style:family="paragraph" style:parent-style-name="Standard" style:list-style-name="L2">
      <style:text-properties fo:color="#ed1c24" officeooo:rsid="025e02e0" officeooo:paragraph-rsid="025e02e0"/>
    </style:style>
    <style:style style:name="P193" style:family="paragraph" style:parent-style-name="Standard" style:list-style-name="L2">
      <style:text-properties fo:color="#ed1c24" officeooo:rsid="025e02e0" officeooo:paragraph-rsid="025e04aa"/>
    </style:style>
    <style:style style:name="P194" style:family="paragraph" style:parent-style-name="Standard" style:list-style-name="L2">
      <style:text-properties fo:color="#ed1c24" officeooo:rsid="02610c91" officeooo:paragraph-rsid="02610c91"/>
    </style:style>
    <style:style style:name="P195" style:family="paragraph" style:parent-style-name="Standard" style:list-style-name="L3">
      <style:text-properties fo:color="#ed1c24" officeooo:rsid="005fb051" officeooo:paragraph-rsid="01ca6d3e"/>
    </style:style>
    <style:style style:name="P196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7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8" style:family="paragraph" style:parent-style-name="Standard" style:list-style-name="L6">
      <style:text-properties fo:color="#ed1c24" officeooo:rsid="012516fc" officeooo:paragraph-rsid="01d24540"/>
    </style:style>
    <style:style style:name="P199" style:family="paragraph" style:parent-style-name="Standard" style:list-style-name="L7">
      <style:text-properties fo:color="#ed1c24" officeooo:rsid="0009ba99" officeooo:paragraph-rsid="01cccf8c"/>
    </style:style>
    <style:style style:name="P200" style:family="paragraph" style:parent-style-name="Standard" style:list-style-name="L8">
      <style:text-properties fo:color="#ed1c24" officeooo:rsid="001f8a8e" officeooo:paragraph-rsid="01cb7511"/>
    </style:style>
    <style:style style:name="P201" style:family="paragraph" style:parent-style-name="Standard" style:list-style-name="L25">
      <style:text-properties fo:color="#ed1c24" officeooo:rsid="001f8a8e" officeooo:paragraph-rsid="0231f51f"/>
    </style:style>
    <style:style style:name="P202" style:family="paragraph" style:parent-style-name="Standard" style:list-style-name="L13">
      <style:text-properties fo:color="#ed1c24" officeooo:paragraph-rsid="00da0674"/>
    </style:style>
    <style:style style:name="P203" style:family="paragraph" style:parent-style-name="Standard" style:list-style-name="L13">
      <style:text-properties fo:color="#ed1c24" officeooo:rsid="01db38c4" officeooo:paragraph-rsid="01db38c4"/>
    </style:style>
    <style:style style:name="P204" style:family="paragraph" style:parent-style-name="Standard" style:list-style-name="L19">
      <style:text-properties fo:color="#ed1c24" officeooo:paragraph-rsid="01babc96"/>
    </style:style>
    <style:style style:name="P205" style:family="paragraph" style:parent-style-name="Standard" style:list-style-name="L21">
      <style:text-properties fo:color="#ed1c24" officeooo:rsid="0158c710" officeooo:paragraph-rsid="0158c710"/>
    </style:style>
    <style:style style:name="P206" style:family="paragraph" style:parent-style-name="Standard" style:list-style-name="L21">
      <style:text-properties fo:color="#ed1c24" officeooo:paragraph-rsid="0158c710"/>
    </style:style>
    <style:style style:name="P207" style:family="paragraph" style:parent-style-name="Standard" style:list-style-name="L21">
      <style:text-properties fo:color="#ed1c24" officeooo:rsid="026cc093" officeooo:paragraph-rsid="026cc093"/>
    </style:style>
    <style:style style:name="P208" style:family="paragraph" style:parent-style-name="Standard" style:list-style-name="L22">
      <style:text-properties fo:color="#ed1c24" officeooo:rsid="01633c04" officeooo:paragraph-rsid="01633c04"/>
    </style:style>
    <style:style style:name="P209" style:family="paragraph" style:parent-style-name="Standard" style:list-style-name="L23">
      <style:text-properties fo:color="#ed1c24" officeooo:rsid="015d0391" officeooo:paragraph-rsid="025524fe"/>
    </style:style>
    <style:style style:name="P210" style:family="paragraph" style:parent-style-name="Standard" style:list-style-name="L24">
      <style:text-properties fo:color="#ed1c24" officeooo:rsid="0165640e" officeooo:paragraph-rsid="0256eebe"/>
    </style:style>
    <style:style style:name="P211" style:family="paragraph" style:parent-style-name="Standard" style:list-style-name="L24">
      <style:text-properties fo:color="#ed1c24" officeooo:rsid="0183deac" officeooo:paragraph-rsid="0256eebe"/>
    </style:style>
    <style:style style:name="P212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3" style:family="paragraph" style:parent-style-name="Standard" style:list-style-name="L4">
      <style:text-properties officeooo:rsid="005fb051" officeooo:paragraph-rsid="01ca6d3e"/>
    </style:style>
    <style:style style:name="P214" style:family="paragraph" style:parent-style-name="Standard" style:list-style-name="L5">
      <style:text-properties officeooo:rsid="01b3b8c1" officeooo:paragraph-rsid="01cccf8c"/>
    </style:style>
    <style:style style:name="P215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6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7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9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20" style:family="paragraph" style:parent-style-name="Standard" style:list-style-name="L5">
      <style:text-properties officeooo:rsid="02036f9f" officeooo:paragraph-rsid="02041f0e"/>
    </style:style>
    <style:style style:name="P221" style:family="paragraph" style:parent-style-name="Standard" style:list-style-name="L5">
      <style:text-properties officeooo:rsid="0207750e" officeooo:paragraph-rsid="0207750e"/>
    </style:style>
    <style:style style:name="P222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4" style:family="paragraph" style:parent-style-name="Standard" style:list-style-name="L5">
      <style:text-properties officeooo:rsid="021591e4" officeooo:paragraph-rsid="021591e4"/>
    </style:style>
    <style:style style:name="P225" style:family="paragraph" style:parent-style-name="Standard" style:list-style-name="L7">
      <style:text-properties officeooo:rsid="01ee0562" officeooo:paragraph-rsid="01ee0562"/>
    </style:style>
    <style:style style:name="P226" style:family="paragraph" style:parent-style-name="Standard" style:list-style-name="L8">
      <style:text-properties officeooo:rsid="0185d539" officeooo:paragraph-rsid="01cb7511"/>
    </style:style>
    <style:style style:name="P227" style:family="paragraph" style:parent-style-name="Standard" style:list-style-name="L9">
      <style:text-properties officeooo:rsid="01985152" officeooo:paragraph-rsid="01985152"/>
    </style:style>
    <style:style style:name="P228" style:family="paragraph" style:parent-style-name="Standard" style:list-style-name="L9">
      <style:text-properties officeooo:rsid="01985152" officeooo:paragraph-rsid="01c89604"/>
    </style:style>
    <style:style style:name="P229" style:family="paragraph" style:parent-style-name="Standard" style:list-style-name="L9">
      <style:text-properties officeooo:rsid="0198d808" officeooo:paragraph-rsid="01c89604"/>
    </style:style>
    <style:style style:name="P230" style:family="paragraph" style:parent-style-name="Standard" style:list-style-name="L9">
      <style:text-properties officeooo:rsid="01fba8fd" officeooo:paragraph-rsid="01fba8fd"/>
    </style:style>
    <style:style style:name="P231" style:family="paragraph" style:parent-style-name="Standard" style:list-style-name="L9">
      <style:text-properties officeooo:rsid="01fdde87" officeooo:paragraph-rsid="01fdde87"/>
    </style:style>
    <style:style style:name="P232" style:family="paragraph" style:parent-style-name="Standard" style:list-style-name="L9">
      <style:text-properties officeooo:rsid="01ff408e" officeooo:paragraph-rsid="01ff408e"/>
    </style:style>
    <style:style style:name="P233" style:family="paragraph" style:parent-style-name="Standard" style:list-style-name="L10">
      <style:text-properties officeooo:rsid="0061b00d" officeooo:paragraph-rsid="000536db"/>
    </style:style>
    <style:style style:name="P234" style:family="paragraph" style:parent-style-name="Standard" style:list-style-name="L11">
      <style:text-properties officeooo:rsid="01557551" officeooo:paragraph-rsid="01557551"/>
    </style:style>
    <style:style style:name="P235" style:family="paragraph" style:parent-style-name="Standard" style:list-style-name="L11">
      <style:text-properties officeooo:rsid="0156f935" officeooo:paragraph-rsid="0156f935"/>
    </style:style>
    <style:style style:name="P236" style:family="paragraph" style:parent-style-name="Standard" style:list-style-name="L12">
      <style:text-properties officeooo:rsid="020186fa" officeooo:paragraph-rsid="020186fa"/>
    </style:style>
    <style:style style:name="P237" style:family="paragraph" style:parent-style-name="Standard" style:list-style-name="L15">
      <style:text-properties officeooo:rsid="0179028f" officeooo:paragraph-rsid="0179028f"/>
    </style:style>
    <style:style style:name="P238" style:family="paragraph" style:parent-style-name="Standard" style:list-style-name="L16">
      <style:text-properties officeooo:paragraph-rsid="0189c0f4"/>
    </style:style>
    <style:style style:name="P239" style:family="paragraph" style:parent-style-name="Standard" style:list-style-name="L16">
      <style:text-properties officeooo:paragraph-rsid="018d2aba"/>
    </style:style>
    <style:style style:name="P240" style:family="paragraph" style:parent-style-name="Standard" style:list-style-name="L16">
      <style:text-properties officeooo:rsid="018d2aba" officeooo:paragraph-rsid="018d2aba"/>
    </style:style>
    <style:style style:name="P241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2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3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4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5" style:family="paragraph" style:parent-style-name="Standard" style:list-style-name="L20">
      <style:text-properties officeooo:paragraph-rsid="0250bbfe"/>
    </style:style>
    <style:style style:name="P246" style:family="paragraph" style:parent-style-name="Standard" style:list-style-name="L22">
      <style:text-properties officeooo:paragraph-rsid="02571820"/>
    </style:style>
    <style:style style:name="P247" style:family="paragraph" style:parent-style-name="Standard" style:list-style-name="L22">
      <style:text-properties officeooo:rsid="01633c04" officeooo:paragraph-rsid="01633c04"/>
    </style:style>
    <style:style style:name="P248" style:family="paragraph" style:parent-style-name="Standard" style:list-style-name="L23">
      <style:text-properties officeooo:rsid="015d0391" officeooo:paragraph-rsid="025524fe"/>
    </style:style>
    <style:style style:name="P249" style:family="paragraph" style:parent-style-name="Standard" style:list-style-name="L24">
      <style:text-properties officeooo:rsid="0165640e" officeooo:paragraph-rsid="0256eebe"/>
    </style:style>
    <style:style style:name="P250" style:family="paragraph" style:parent-style-name="Standard" style:list-style-name="L25">
      <style:text-properties officeooo:rsid="001f8a8e" officeooo:paragraph-rsid="0231f51f"/>
    </style:style>
    <style:style style:name="P251" style:family="paragraph" style:parent-style-name="Standard" style:list-style-name="L26">
      <style:text-properties officeooo:rsid="0256eebe" officeooo:paragraph-rsid="0256eebe"/>
    </style:style>
    <style:style style:name="P252" style:family="paragraph" style:parent-style-name="Standard" style:list-style-name="L27">
      <style:text-properties officeooo:rsid="016c4c76" officeooo:paragraph-rsid="0186e5aa"/>
    </style:style>
    <style:style style:name="P253" style:family="paragraph" style:parent-style-name="Standard" style:list-style-name="L28">
      <style:text-properties officeooo:paragraph-rsid="00eae225"/>
    </style:style>
    <style:style style:name="P254" style:family="paragraph" style:parent-style-name="Standard" style:list-style-name="L32">
      <style:text-properties officeooo:rsid="0069183b" officeooo:paragraph-rsid="000b9a28"/>
    </style:style>
    <style:style style:name="P255" style:family="paragraph" style:parent-style-name="Standard" style:list-style-name="L33">
      <style:text-properties officeooo:rsid="000536db" officeooo:paragraph-rsid="028559b3"/>
    </style:style>
    <style:style style:name="P256" style:family="paragraph" style:parent-style-name="Standard">
      <style:text-properties officeooo:rsid="000536db" officeooo:paragraph-rsid="02b38a8d"/>
    </style:style>
    <style:style style:name="P257" style:family="paragraph" style:parent-style-name="Standard" style:list-style-name="L34">
      <style:text-properties officeooo:rsid="01a8af5e" officeooo:paragraph-rsid="01a8af5e"/>
    </style:style>
    <style:style style:name="P258" style:family="paragraph" style:parent-style-name="Standard" style:list-style-name="L35">
      <style:text-properties officeooo:paragraph-rsid="024c8311"/>
    </style:style>
    <style:style style:name="P259" style:family="paragraph" style:parent-style-name="Standard" style:list-style-name="L39">
      <style:text-properties officeooo:paragraph-rsid="010d66fb"/>
    </style:style>
    <style:style style:name="P260" style:family="paragraph" style:parent-style-name="Standard" style:list-style-name="L40">
      <style:text-properties officeooo:paragraph-rsid="00523d4c"/>
    </style:style>
    <style:style style:name="P261" style:family="paragraph" style:parent-style-name="Standard" style:list-style-name="L40">
      <style:text-properties officeooo:paragraph-rsid="005987e4"/>
    </style:style>
    <style:style style:name="P262" style:family="paragraph" style:parent-style-name="Standard" style:list-style-name="L41">
      <style:text-properties officeooo:rsid="00d6c9ca" officeooo:paragraph-rsid="00d6c9ca"/>
    </style:style>
    <style:style style:name="P263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style:style style:name="T280" style:family="text">
      <style:text-properties officeooo:rsid="02b37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------------------------------ <text:span text:style-name="T185">Programming languages</text:span> -----------------------------</text:p>
      <text:p text:style-name="P107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8">→ <text:span text:style-name="T45">WebWorkers</text:span></text:p>
      <text:list xml:id="list79589162" text:style-name="L1">
        <text:list-item>
          <text:p text:style-name="P169">cons and pros</text:p>
        </text:list-item>
        <text:list-item>
          <text:p text:style-name="P189"><text:span text:style-name="T249">h</text:span><text:span text:style-name="T239">ow many ‘workers’ could be created?</text:span></text:p>
        </text:list-item>
        <text:list-item>
          <text:p text:style-name="P190"><text:span text:style-name="T250">h</text:span><text:span text:style-name="T239">ow many threads could be used by ‘worker’?</text:span></text:p>
        </text:list-item>
        <text:list-item>
          <text:p text:style-name="P191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3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1346257623" text:style-name="L2">
        <text:list-item>
          <text:p text:style-name="P192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3"><text:span text:style-name="T131">cons and pros</text:span><text:span text:style-name="T134">?</text:span></text:p>
        </text:list-item>
        <text:list-item>
          <text:p text:style-name="P194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39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39">→ <text:span text:style-name="T79">sync</text:span><text:span text:style-name="T139"> vs </text:span><text:span text:style-name="T79">async</text:span><text:span text:style-name="T139"> functions</text:span></text:p>
      <text:p text:style-name="P139"><text:span text:style-name="T139">→ </text:span>Promises</text:p>
      <text:list xml:id="list2787379727" text:style-name="L3">
        <text:list-item>
          <text:p text:style-name="P195">what is Promises? How to work with it?</text:p>
        </text:list-item>
        <text:list-item>
          <text:p text:style-name="P195">how to create ‘Promise.all’ by Promises?</text:p>
        </text:list-item>
      </text:list>
      <text:list xml:id="list1695415709" text:style-name="L4">
        <text:list-item>
          <text:p text:style-name="P213">how to create ‘Promise.all’ by callbacks?</text:p>
        </text:list-item>
        <text:list-item>
          <text:p text:style-name="P172"><text:span text:style-name="T191">w</text:span>hat is “Blue-Bird”? How to work with that?</text:p>
        </text:list-item>
        <text:list-item>
          <text:p text:style-name="P173"><text:span text:style-name="T238">h</text:span>ow Promises work in the JS black box? (~ ‘Q’, ‘Blue-Bird’)</text:p>
        </text:list-item>
        <text:list-item>
          <text:p text:style-name="P174">when we use ‘catch’, ‘resolve’, ‘reject’?</text:p>
        </text:list-item>
        <text:list-item>
          <text:p text:style-name="P175">how to handle Error in the Promise?</text:p>
        </text:list-item>
      </text:list>
      <text:p text:style-name="P137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3813125802" text:style-name="L5">
        <text:list-item>
          <text:p text:style-name="P214"><text:span text:style-name="T94">c</text:span><text:span text:style-name="T82">ontext of both types of functions?</text:span></text:p>
        </text:list-item>
        <text:list-item>
          <text:p text:style-name="P215">How to get arguments in the functions?</text:p>
        </text:list-item>
      </text:list>
      <text:p text:style-name="P166"><text:tab/><text:tab/>* ‘arguments’ (function), ‘...rest’ (arrow function)</text:p>
      <text:list xml:id="list171929465459655" text:continue-numbering="true" text:style-name="L5">
        <text:list-item>
          <text:p text:style-name="P196">could we bind some context to the arrow function? How and why?</text:p>
        </text:list-item>
        <text:list-item>
          <text:p text:style-name="P183">provide an example of simple usage of ‘anonymous function’?</text:p>
        </text:list-item>
        <text:list-item>
          <text:p text:style-name="P220">functional declaration?</text:p>
        </text:list-item>
        <text:list-item>
          <text:p text:style-name="P220">functional expression?</text:p>
        </text:list-item>
        <text:list-item>
          <text:p text:style-name="P221">difference between:</text:p>
          <text:list>
            <text:list-header>
              <text:p text:style-name="P222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3">function sayHello (name) { console.log(`${name}`) }</text:p>
            </text:list-header>
          </text:list>
        </text:list-item>
        <text:list-item>
          <text:p text:style-name="P224">how JS engine understand that variable could be cleaned</text:p>
        </text:list-item>
      </text:list>
      <text:p text:style-name="P138"><text:span text:style-name="T85">→ </text:span><text:span text:style-name="T93">What is ‘closure’?</text:span></text:p>
      <text:list xml:id="list9235162" text:style-name="L6">
        <text:list-item>
          <text:p text:style-name="P197">Why do we need that?</text:p>
        </text:list-item>
        <text:list-item>
          <text:p text:style-name="P198"><text:span text:style-name="T82">How </text:span><text:span text:style-name="T112">does</text:span><text:span text:style-name="T82"> it used?</text:span></text:p>
        </text:list-item>
      </text:list>
      <text:p text:style-name="P137">→ <text:span text:style-name="T2">context / this</text:span></text:p>
      <text:list xml:id="list120441714" text:style-name="L7">
        <text:list-item>
          <text:p text:style-name="P199">global object for the browser and Node.js</text:p>
        </text:list-item>
        <text:list-item>
          <text:p text:style-name="P225"><text:span text:style-name="T248">h</text:span><text:span text:style-name="T239">ow does it works in the ‘classes’ and in the ‘functions’</text:span></text:p>
        </text:list-item>
      </text:list>
      <text:p text:style-name="P149">→ ‘var’ || ‘const’ || ‘let’</text:p>
      <text:list xml:id="list2540233418" text:style-name="L8">
        <text:list-item>
          <text:p text:style-name="P226">why do we need choose ‘const’ and ‘let’?</text:p>
        </text:list-item>
        <text:list-item>
          <text:p text:style-name="P200">why it is possible change object predefined by keyword ‘const’</text:p>
        </text:list-item>
        <text:list-item>
          <text:p text:style-name="P185">why it is not possible change simple type variable predefined with ‘const’→ all JS types</text:p>
        </text:list-item>
        <text:list-item>
          <text:p text:style-name="P186">why do we need write var, let, const before name of variable (* automatically cleans after function dire)</text:p>
        </text:list-item>
      </text:list>
      <text:p text:style-name="P120">→<text:span text:style-name="T257"> all types in JS?</text:span></text:p>
      <text:list xml:id="list1895286514" text:style-name="L9">
        <text:list-item>
          <text:p text:style-name="P227">what is type ‘Symbol’?</text:p>
        </text:list-item>
        <text:list-item>
          <text:p text:style-name="P227">where we can use ‘Symbol’?</text:p>
          <text:p text:style-name="P228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9">what is object</text:p>
          <text:list>
            <text:list-item>
              <text:p text:style-name="P229">why objects not equal to each other</text:p>
            </text:list-item>
            <text:list-item>
              <text:p text:style-name="P230">what is the difference <text:span text:style-name="T258">between </text:span>host-objects and native-objects</text:p>
            </text:list-item>
          </text:list>
        </text:list-item>
        <text:list-item>
          <text:p text:style-name="P229">why ‘null’ is equal object</text:p>
        </text:list-item>
        <text:list-item>
          <text:p text:style-name="P231">difference between ‘null’ and ‘undefined’</text:p>
        </text:list-item>
        <text:list-item>
          <text:p text:style-name="P232">difference between ‘==’ and ‘===’ <text:span text:style-name="T263">(* don’t convert variables by type)</text:span></text:p>
        </text:list-item>
      </text:list>
      <text:p text:style-name="P31"><text:span text:style-name="T243">→ </text:span><text:span text:style-name="T242">generators</text:span></text:p>
      <text:p text:style-name="P138"><text:soft-page-break/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4">→ “long pulling”</text:p>
      <text:p text:style-name="P129">→ Prototypes (prototype)</text:p>
      <text:list xml:id="list202779781" text:style-name="L10">
        <text:list-item>
          <text:p text:style-name="P233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2503073661" text:style-name="L11">
        <text:list-item>
          <text:p text:style-name="P234">how ‘class’ implemented on the ‘prototype’ level?</text:p>
        </text:list-item>
        <text:list-item>
          <text:p text:style-name="P235">How to use ‘extends’, ‘Implement’, ‘super()’</text:p>
        </text:list-item>
      </text:list>
      <text:p text:style-name="P1">→ server side Event</text:p>
      <text:p text:style-name="P119">→<text:span text:style-name="T261"> provide implementation of ‘destructurization’?</text:span></text:p>
      <text:p text:style-name="P119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703873178" text:style-name="L12">
        <text:list-item>
          <text:p text:style-name="P236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2"><text:span text:style-name="T84">→ </text:span><text:span text:style-name="T85">Event </text:span><text:span text:style-name="T87">Loop</text:span></text:p>
      <text:list xml:id="list2187182311" text:style-name="L13">
        <text:list-item>
          <text:p text:style-name="P202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3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112658079" text:style-name="L14">
        <text:list-item>
          <text:p text:style-name="P184">cons and pros</text:p>
        </text:list-item>
      </text:list>
      <text:p text:style-name="P160"><text:span text:style-name="T59">→ </text:span><text:span text:style-name="T67">Web Hooks?</text:span></text:p>
      <text:p text:style-name="P159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2945192585" text:style-name="L15">
        <text:list-item>
          <text:p text:style-name="P237"><text:span text:style-name="T97">W</text:span><text:span text:style-name="T82">hat memory is allocated for?</text:span></text:p>
        </text:list-item>
        <text:list-item>
          <text:p text:style-name="P216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1745707896" text:style-name="L16">
        <text:list-item>
          <text:p text:style-name="P238"><text:span text:style-name="T101">s</text:span><text:span text:style-name="T100">imple clone?</text:span></text:p>
          <text:list>
            <text:list-item>
              <text:list>
                <text:list-header>
                  <text:p text:style-name="P239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40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7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0"><text:span text:style-name="T107"><text:tab/></text:span><text:span text:style-name="T109">&gt; </text:span><text:span text:style-name="T107">setTimeout(() =&gt; console.log('1'), 0);</text:span></text:p>
      <text:p text:style-name="P151"><text:span text:style-name="T107"><text:tab/></text:span><text:span text:style-name="T109">&gt; </text:span><text:span text:style-name="T107">Promise.resolve().then(result =&gt; console.log('2'));</text:span></text:p>
      <text:p text:style-name="P151"><text:span text:style-name="T107"><text:tab/></text:span><text:span text:style-name="T109">&gt; </text:span><text:span text:style-name="T107">console.log('3');</text:span></text:p>
      <text:p text:style-name="P86"><text:span text:style-name="T107">→</text:span><text:span text:style-name="T108"> what is the difference between:</text:span></text:p>
      <text:p text:style-name="P152"><text:span text:style-name="T82"><text:tab/></text:span><text:span text:style-name="T109">&gt; </text:span><text:span text:style-name="T82">function Animal () {}</text:span></text:p>
      <text:p text:style-name="P152"><text:span text:style-name="T82"><text:tab/></text:span><text:span text:style-name="T109">&gt; </text:span><text:span text:style-name="T82">var animal = Animal()</text:span></text:p>
      <text:p text:style-name="P152"><text:span text:style-name="T82"><text:tab/></text:span><text:span text:style-name="T109">&gt; </text:span><text:span text:style-name="T82">var animal = new Animal()</text:span></text:p>
      <text:p text:style-name="P105"><text:span text:style-name="T82">→</text:span><text:span text:style-name="T110"> what does ‘ternary’ mean?</text:span></text:p>
      <text:p text:style-name="P105"><text:span text:style-name="T110">→</text:span><text:span text:style-name="T111"> what is the disadvantages of the language that compiles to the JavaScript language?</text:span></text:p>
      <text:p text:style-name="P162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49">Advantages and disadvantages</text:span>?</text:p>
      <text:p text:style-name="P109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6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348742128" text:style-name="L17">
        <text:list-item>
          <text:p text:style-name="P241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oft-page-break/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1366044579" text:style-name="L18">
        <text:list-item>
          <text:p text:style-name="P242">when it used?</text:p>
        </text:list-item>
      </text:list>
      <text:p text:style-name="P40"><text:span text:style-name="T49"><text:s/></text:span><text:span text:style-name="T50">Go</text:span><text:span text:style-name="T49"> </text:span></text:p>
      <text:p text:style-name="P35">→ </text:p>
      <text:p text:style-name="P106"><text:span text:style-name="T168"><text:s/></text:span><text:span text:style-name="T173">Python</text:span><text:span text:style-name="T168"> </text:span></text:p>
      <text:p text:style-name="P35">→ </text:p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0">→ </text:span><text:span text:style-name="T127">CORS</text:span><text:span text:style-name="T123">?</text:span></text:p>
      <text:p text:style-name="P140">→ «<text:span text:style-name="T267">How Node.</text:span><text:span text:style-name="T268">js</text:span><text:span text:style-name="T267"> works</text:span>» (V8, LibUv)</text:p>
      <text:list xml:id="list1414634271" text:style-name="L19">
        <text:list-item>
          <text:p text:style-name="P204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4">→ Streams</text:p>
      <text:list xml:id="list3587926766" text:style-name="L20">
        <text:list-item>
          <text:p text:style-name="P245"><text:span text:style-name="T251">why Stream</text:span><text:span text:style-name="T240">?</text:span></text:p>
        </text:list-item>
      </text:list>
      <text:list xml:id="list118772019" text:style-name="L21">
        <text:list-item>
          <text:p text:style-name="P205">what type of stream do you know?</text:p>
        </text:list-item>
        <text:list-item>
          <text:p text:style-name="P206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7">Stream Events (not type<text:span text:style-name="T274">s</text:span> of stream)?</text:p>
        </text:list-item>
      </text:list>
      <text:p text:style-name="P133">→ <text:span text:style-name="T271">what is the middleware</text:span><text:span text:style-name="T222">?</text:span></text:p>
      <text:p text:style-name="P135">→ <text:span text:style-name="T271">what is ‘child-process’</text:span><text:span text:style-name="T222">?</text:span></text:p>
      <text:list xml:id="list322360540" text:style-name="L22">
        <text:list-item>
          <text:p text:style-name="P208">Why do we need that?</text:p>
        </text:list-item>
        <text:list-item>
          <text:p text:style-name="P247">How to implement such things?</text:p>
        </text:list-item>
        <text:list-item>
          <text:p text:style-name="P246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5">→ ‘<text:span text:style-name="T267">clusterization</text:span><text:span text:style-name="T224">’?</text:span></text:p>
      <text:list xml:id="list3023228350" text:style-name="L23">
        <text:list-item>
          <text:p text:style-name="P248">Why do we need that?</text:p>
        </text:list-item>
        <text:list-item>
          <text:p text:style-name="P248">How does it work? Why does it improve performance?</text:p>
        </text:list-item>
        <text:list-item>
          <text:p text:style-name="P209">How to implement clusterization from the Node.js point of view?</text:p>
        </text:list-item>
      </text:list>
      <text:p text:style-name="P146">→ <text:span text:style-name="T228">what is ‘</text:span><text:span text:style-name="T272">work-threads</text:span><text:span text:style-name="T228">’?</text:span></text:p>
      <text:list xml:id="list1788826295" text:style-name="L24">
        <text:list-item>
          <text:p text:style-name="P210">Why do we need that?</text:p>
        </text:list-item>
        <text:list-item>
          <text:p text:style-name="P249">What is the reason to work with threads?</text:p>
        </text:list-item>
        <text:list-item>
          <text:p text:style-name="P211">What is thread-pool?</text:p>
        </text:list-item>
      </text:list>
      <text:p text:style-name="P146">→ <text:span text:style-name="T225">what is ‘modules’?</text:span></text:p>
      <text:list xml:id="list2939898214" text:style-name="L25">
        <text:list-item>
          <text:p text:style-name="P201">how modules work?</text:p>
        </text:list-item>
        <text:list-item>
          <text:p text:style-name="P250"><text:span text:style-name="T265">h</text:span>ow does it created?</text:p>
        </text:list-item>
        <text:list-item>
          <text:p text:style-name="P187">how we can get access to the variables __dirname, __filename?</text:p>
        </text:list-item>
      </text:list>
      <text:p text:style-name="P147">→ <text:span text:style-name="T276">how to handle “Memory Leaks” in Node.js application?</text:span></text:p>
      <text:p text:style-name="P134">→ <text:span text:style-name="T223">how to handle Errors if you get an Error?</text:span></text:p>
      <text:p text:style-name="P19">→ <text:span text:style-name="T1">Runtime Events</text:span></text:p>
      <text:list xml:id="list2312331414" text:style-name="L26">
        <text:list-item>
          <text:p text:style-name="P251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4185476282" text:style-name="L27">
        <text:list-item>
          <text:p text:style-name="P252">How to stop Node.js?</text:p>
          <text:list>
            <text:list-header>
              <text:p text:style-name="P252">* process.exit()</text:p>
            </text:list-header>
          </text:list>
        </text:list-item>
      </text:list>
      <text:p text:style-name="P15">→ <text:span text:style-name="T201">Event Demultiplexer?</text:span></text:p>
      <text:p text:style-name="P54">→ <text:span text:style-name="T203">JWT</text:span></text:p>
      <text:list xml:id="list2481516751" text:style-name="L28">
        <text:list-item>
          <text:p text:style-name="P170">cons and pros</text:p>
        </text:list-item>
        <text:list-item>
          <text:p text:style-name="P253"><text:span text:style-name="T62">why should we use ‘</text:span><text:span text:style-name="T71">Bearer </text:span><text:span text:style-name="T62">’</text:span></text:p>
        </text:list-item>
      </text:list>
      <text:p text:style-name="P56">→ <text:span text:style-name="T206">How to implement Authentication?</text:span></text:p>
      <text:p text:style-name="P115">→ <text:span text:style-name="T211">Security</text:span></text:p>
      <text:list xml:id="list3165781352" text:style-name="L29">
        <text:list-item>
          <text:p text:style-name="P188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8"><text:soft-page-break/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1243576387" text:style-name="L30">
        <text:list-item>
          <text:p text:style-name="P217">JIT (just in time compiler)</text:p>
        </text:list-item>
      </text:list>
      <text:p text:style-name="P168"><text:tab/>* splits to the ‘hot’ and ‘cold’</text:p>
      <text:p text:style-name="P47"><text:span text:style-name="T85">→ </text:span><text:span text:style-name="T106">how to work with </text:span><text:span text:style-name="T132">timers</text:span><text:span text:style-name="T117">?</text:span></text:p>
      <text:list xml:id="list2095145823" text:style-name="L31">
        <text:list-item>
          <text:p text:style-name="P218">setTimeout?</text:p>
        </text:list-item>
        <text:list-item>
          <text:p text:style-name="P218">setInterval?</text:p>
        </text:list-item>
        <text:list-item>
          <text:p text:style-name="P243"><text:span text:style-name="T106">setI</text:span><text:span text:style-name="T118">m</text:span><text:span text:style-name="T106">midiate? </text:span></text:p>
        </text:list-item>
        <text:list-item>
          <text:p text:style-name="P218">nextTick?</text:p>
        </text:list-item>
        <text:list-item>
          <text:p text:style-name="P219">where we can use it?</text:p>
        </text:list-item>
      </text:list>
      <text:p text:style-name="P158"><text:span text:style-name="T124">→ </text:span><text:span text:style-name="T125">how much memory can we get for each cluster?</text:span></text:p>
      <text:p text:style-name="P163">→ <text:span text:style-name="T1">worker thread / child-process</text:span></text:p>
      <text:p text:style-name="P163"><text:tab/>* we must move specific function to the child-process and kill it when everything will be done</text:p>
      <text:p text:style-name="P125"><text:s/>NETWORKS </text:p>
      <text:p text:style-name="P165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5"><text:span text:style-name="Emphasis"><text:span text:style-name="T163">→</text:span></text:span><text:span text:style-name="Emphasis"><text:span text:style-name="T164"> HTTP || HTTPS?</text:span></text:span></text:p>
      <text:p text:style-name="P165"><text:span text:style-name="Emphasis"><text:span text:style-name="T164">→ DNS?</text:span></text:span></text:p>
      <text:p text:style-name="P122"><text:s/>GraphQL </text:p>
      <text:p text:style-name="P88"><text:span text:style-name="T17">→ </text:span><text:span text:style-name="T273">cons and pros</text:span><text:span text:style-name="T18">?</text:span></text:p>
      <text:p text:style-name="P59">→ <text:span text:style-name="T235">how does it work under the hood?</text:span></text:p>
      <text:p text:style-name="P59"><text:tab/>* <text:span text:style-name="T236">just syntax sugar for the simple HTTP-methods (POST, GET, PUT etc.)</text:span></text:p>
      <text:p text:style-name="P60">→ <text:span text:style-name="T236">main methods used in GraphQL?</text:span></text:p>
      <text:p text:style-name="P60"><text:tab/>* <text:span text:style-name="T237">query &amp; mutation</text:span></text:p>
      <text:p text:style-name="P121"><text:s/><text:span text:style-name="T264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7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8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4"><text:s/>SQL </text:p>
      <text:p text:style-name="P6">→ <text:span text:style-name="T227">what is transactions?</text:span></text:p>
      <text:list xml:id="list3402217309" text:style-name="L32">
        <text:list-item>
          <text:p text:style-name="P212">different levels of isolation? (read/write etc.)</text:p>
        </text:list-item>
        <text:list-item>
          <text:p text:style-name="P254">methods for working with transactions?</text:p>
        </text:list-item>
      </text:list>
      <text:p text:style-name="P164"><text:span text:style-name="T17">→ </text:span><text:span text:style-name="T253">optimizations</text:span><text:span text:style-name="T40">:</text:span></text:p>
      <text:list xml:id="list1639141130" text:style-name="L33">
        <text:list-item>
          <text:p text:style-name="P244">‘partitioning’?</text:p>
        </text:list-item>
        <text:list-item>
          <text:p text:style-name="P255"><text:span text:style-name="T42">‘</text:span><text:span text:style-name="T43">sharding</text:span><text:span text:style-name="T42">’?</text:span></text:p>
        </text:list-item>
        <text:list-item>
          <text:p text:style-name="P255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4">how to migrate from ‘clean queries’ to ‘’?</text:span></text:p>
      <text:p text:style-name="P55">→ <text:span text:style-name="T205">difference between MySQL and PostgreSQL?</text:span></text:p>
      <text:p text:style-name="P46"><text:span text:style-name="T9"><text:s/></text:span><text:span text:style-name="T12">Elastic Search</text:span><text:span text:style-name="T9"> </text:span></text:p>
      <text:p text:style-name="P74">→ <text:span text:style-name="T275">how is it possible to improve db performance?</text:span></text:p>
      <text:p text:style-name="P73">→ <text:span text:style-name="T275">could such technology works with SQL db?</text:span></text:p>
      <text:p text:style-name="P41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3309784373" text:style-name="L34">
        <text:list-item>
          <text:p text:style-name="P257">How to use transactions in MongoDB?</text:p>
        </text:list-item>
      </text:list>
      <text:p text:style-name="P13">→ <text:span text:style-name="T196">how to create JOIN in MongoDB?</text:span></text:p>
      <text:p text:style-name="P16">→ <text:span text:style-name="T196">what is the difference in usage of clean MongoDB API and Mongoose?</text:span></text:p>
      <text:p text:style-name="P58"><text:soft-page-break/>→ <text:span text:style-name="T212">what is includes in ObjectId of MongoDB?</text:span></text:p>
      <text:p text:style-name="P58"><text:tab/>* <text:span text:style-name="T213">timestamp</text:span></text:p>
      <text:p text:style-name="P58">→ <text:span text:style-name="T230">what is the reason to use ‘mongoose’?</text:span></text:p>
      <text:p text:style-name="P58"><text:tab/>* <text:span text:style-name="T231">schema-less etc.</text:span></text:p>
      <text:p text:style-name="P42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3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3">→ <text:span text:style-name="T232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1"><text:s/>Front-end </text:p>
      <text:p text:style-name="P50">→ <text:span text:style-name="T142">difference between Observable and Promise</text:span></text:p>
      <text:p text:style-name="P78">→ <text:span text:style-name="T216">what is ‘DOM’</text:span></text:p>
      <text:p text:style-name="P153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3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3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3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3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5"><text:span text:style-name="Strong_20_Emphasis"><text:span text:style-name="T156">→ </text:span></text:span><text:span text:style-name="Strong_20_Emphasis"><text:span text:style-name="T157">event bubbling</text:span></text:span></text:p>
      <text:p text:style-name="P155"><text:span text:style-name="Strong_20_Emphasis"><text:span text:style-name="T156">→ </text:span></text:span><text:span text:style-name="Strong_20_Emphasis"><text:span text:style-name="T157">event capturing</text:span></text:span></text:p>
      <text:p text:style-name="P154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7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2087172249" text:style-name="L35">
        <text:list-item>
          <text:p text:style-name="P258"><text:span text:style-name="Strong_20_Emphasis"><text:span text:style-name="T160">difference between: LocalStorage, Cookies, SessionStorage</text:span></text:span></text:p>
        </text:list-item>
        <text:list-item>
          <text:p text:style-name="P258"><text:span text:style-name="Strong_20_Emphasis"><text:span text:style-name="T160">what is IndexedDB?</text:span></text:span></text:p>
        </text:list-item>
        <text:list-item>
          <text:p text:style-name="P258"><text:span text:style-name="Strong_20_Emphasis"><text:span text:style-name="T160">what is Cache Storage?</text:span></text:span></text:p>
        </text:list-item>
        <text:list-item>
          <text:p text:style-name="P258"><text:span text:style-name="Strong_20_Emphasis"><text:span text:style-name="T160">what is Application Cache?</text:span></text:span></text:p>
        </text:list-item>
        <text:list-item>
          <text:p text:style-name="P258"><text:span text:style-name="Strong_20_Emphasis"><text:span text:style-name="T160">what is Web SQL?</text:span></text:span></text:p>
        </text:list-item>
      </text:list>
      <text:p text:style-name="P157"><text:span text:style-name="Strong_20_Emphasis"><text:span text:style-name="T156">→ stopPropagation?</text:span></text:span></text:p>
      <text:p text:style-name="P100"><text:s/>React.js </text:p>
      <text:p text:style-name="P94"><text:span text:style-name="T16">→ </text:span><text:span text:style-name="T29">react </text:span><text:span text:style-name="T19">lifecycle?</text:span></text:p>
      <text:list xml:id="list1070174429" text:style-name="L36">
        <text:list-item>
          <text:p text:style-name="P176">lifecycle method for catching and handling errors?</text:p>
        </text:list-item>
      </text:list>
      <text:p text:style-name="P83">→ pure function?</text:p>
      <text:p text:style-name="P93"><text:span text:style-name="T22">→ </text:span><text:span text:style-name="T23">difference between client-side rendering and back-side rendering?</text:span></text:p>
      <text:list xml:id="list961810498" text:style-name="L37">
        <text:list-item>
          <text:p text:style-name="P178">how back-side rendering works?</text:p>
        </text:list-item>
      </text:list>
      <text:p text:style-name="P93"><text:span text:style-name="T22">→ </text:span><text:span text:style-name="T24">react hooks:</text:span></text:p>
      <text:list xml:id="list3654189530" text:style-name="L38">
        <text:list-item>
          <text:p text:style-name="P179">how <text:span text:style-name="T266">do we need that</text:span>?</text:p>
        </text:list-item>
        <text:list-item>
          <text:p text:style-name="P180">most popular hooks?</text:p>
        </text:list-item>
      </text:list>
      <text:p text:style-name="P77">→ <text:span text:style-name="T216">what is ‘virtual DOM’</text:span></text:p>
      <text:p text:style-name="P79">→ <text:span text:style-name="T218">what setState() does?</text:span></text:p>
      <text:p text:style-name="P80">→ <text:span text:style-name="T219">what is the implementation when we want to use some 3</text:span><text:span text:style-name="T220">rd</text:span><text:span text:style-name="T219"> part library inside of React?</text:span></text:p>
      <text:p text:style-name="P80">→<text:span text:style-name="T279"> how to share data between ‘child’ and ‘parent’ (* props, context, events, Redux store)</text:span></text:p>
      <text:p text:style-name="P256">→<text:span text:style-name="T280"> why do we need to use OPTIONS request before main request to the server?</text:span></text:p>
      <text:p text:style-name="P90"><text:span text:style-name="T178"><text:s/>Redux</text:span><text:span text:style-name="T179"> </text:span></text:p>
      <text:p text:style-name="P91"><text:span text:style-name="T17">→ </text:span><text:span text:style-name="T18">Is Redux sync or async?</text:span></text:p>
      <text:p text:style-name="P89"><text:span text:style-name="T178"><text:s/></text:span><text:span text:style-name="T182">Next.js</text:span><text:span text:style-name="T179"> </text:span></text:p>
      <text:p text:style-name="P92"><text:span text:style-name="T17">→ </text:span><text:span text:style-name="T41">SSR (server side rendering)</text:span><text:span text:style-name="T18">?</text:span></text:p>
      <text:p text:style-name="P92"><text:span text:style-name="T18">→</text:span><text:span text:style-name="T41"> </text:span></text:p>
      <text:p text:style-name="P104"><text:span text:style-name="T180"><text:s/></text:span><text:span text:style-name="T181">Vue</text:span><text:span text:style-name="T180"> </text:span></text:p>
      <text:p text:style-name="P76">→ </text:p>
      <text:p text:style-name="P97"><text:s/><text:span text:style-name="T209">Vuex</text:span> </text:p>
      <text:p text:style-name="P76">→ </text:p>
      <text:p text:style-name="P98"><text:soft-page-break/><text:s/><text:span text:style-name="T210">Angular 2+</text:span> </text:p>
      <text:p text:style-name="P85"><text:span text:style-name="T17">→ </text:span><text:span text:style-name="T28">Angular Zone?</text:span></text:p>
      <text:p text:style-name="P99"><text:s/>Webpack <text:s/>+ <text:s/>Babel </text:p>
      <text:p text:style-name="P84"><text:span text:style-name="T17">→ </text:span><text:span text:style-name="T30">w</text:span><text:span text:style-name="T20">hat do they do?</text:span></text:p>
      <text:p text:style-name="P65">→ <text:span text:style-name="T260">h</text:span>ow do they work?</text:p>
      <text:p text:style-name="P66">→ <text:span text:style-name="T260">h</text:span>ow <text:span text:style-name="T187">to configure the webpack</text:span>?</text:p>
      <text:p text:style-name="P62">→ <text:span text:style-name="T260">how does it work?</text:span></text:p>
      <text:p text:style-name="P61">→<text:span text:style-name="T259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2"><text:s/><text:span text:style-name="T207">React Native</text:span> </text:p>
      <text:p text:style-name="P57">→ </text:p>
      <text:p text:style-name="P102"><text:s/><text:span text:style-name="T208">Ionic</text:span> </text:p>
      <text:p text:style-name="P57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69"><text:s/></text:span><text:span text:style-name="T172">Git</text:span><text:span text:style-name="T170"> </text:span></text:p>
      <text:p text:style-name="P51">→ <text:span text:style-name="T188">what is better to use ‘git merge’ or ‘git rebase’?</text:span></text:p>
      <text:p text:style-name="P126"><text:span text:style-name="T174"><text:s/></text:span><text:span text:style-name="T177">AWS</text:span><text:span text:style-name="T176"> </text:span></text:p>
      <text:p text:style-name="P51">→ </text:p>
      <text:p text:style-name="P126"><text:span text:style-name="T174"><text:s/></text:span><text:span text:style-name="T177">CI/CD</text:span><text:span text:style-name="T176"> </text:span></text:p>
      <text:p text:style-name="P51">→ </text:p>
      <text:p text:style-name="P127"><text:span text:style-name="T174"><text:s/></text:span><text:span text:style-name="T175">Docker</text:span><text:span text:style-name="T176"> </text:span></text:p>
      <text:p text:style-name="P52">→ </text:p>
      <text:p text:style-name="P96">------------------------------------- Architecture -------------------------------------</text:p>
      <text:p text:style-name="P116">→ SOLID (S-? O-? L-? I-? D-?)</text:p>
      <text:p text:style-name="P116">→ <text:span text:style-name="T144">Design Patterns</text:span></text:p>
      <text:list xml:id="list1962633597" text:style-name="L39">
        <text:list-item>
          <text:p text:style-name="P259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1270956593" text:style-name="L40">
        <text:list-item>
          <text:p text:style-name="P260"><text:span text:style-name="T76">cons and pros</text:span><text:span text:style-name="T60"> </text:span><text:span text:style-name="T61">of microservices?</text:span></text:p>
        </text:list-item>
        <text:list-item>
          <text:p text:style-name="P181">how microservices work?</text:p>
        </text:list-item>
        <text:list-item>
          <text:p text:style-name="P261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2">to what level we should create “microservices”?</text:p>
        </text:list-item>
        <text:list-item>
          <text:p text:style-name="P182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77"> HTTP</text:span></text:p>
      <text:p text:style-name="P161"><text:span text:style-name="T59">→ </text:span><text:span text:style-name="T68">GRASP</text:span></text:p>
      <text:p text:style-name="P49">→ <text:span text:style-name="T141">Composite Reuse</text:span></text:p>
      <text:p text:style-name="P49">→ <text:span text:style-name="T141">DI (dependency injection)</text:span></text:p>
      <text:p text:style-name="P49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615966437" text:style-name="L41">
        <text:list-item>
          <text:p text:style-name="P262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→ <text:span text:style-name="T217">what is functional programming?</text:span></text:p>
      <text:list xml:id="list2802229773" text:style-name="L42">
        <text:list-item>
          <text:p text:style-name="P263"><text:soft-page-break/>What do you prefer: OOP or functional programming?</text:p>
        </text:list-item>
      </text:list>
      <text:p text:style-name="P43"><text:span text:style-name="T3"><text:s/></text:span><text:span text:style-name="T6">Process</text:span><text:span text:style-name="T3"> </text:span></text:p>
      <text:p text:style-name="P64"><text:span text:style-name="T167">→ What methodology did you use (Scrum/Kanban/Scrumban)</text:span>? <text:span text:style-name="T199">What each of them means?</text:span></text:p>
      <text:p text:style-name="P67">→ Why do you need Scrum-master?</text:p>
      <text:p text:style-name="P67">→ Who is owner of the product (in Ukraine)? :)</text:p>
      <text:p text:style-name="P44"><text:span text:style-name="T3"><text:s/></text:span><text:span text:style-name="T7">Team Lead</text:span><text:span text:style-name="T3"> </text:span></text:p>
      <text:p text:style-name="P72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4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2"><text:tab/>* senior developer, gives suggestions to the developers about better implementation</text:p>
      <text:p text:style-name="P44"><text:span text:style-name="T3"><text:s/></text:span><text:span text:style-name="T5">PORTFOLIO</text:span><text:span text:style-name="T3"> </text:span></text:p>
      <text:p text:style-name="P63"><text:span text:style-name="T167">→ </text:span>Your best challenge? Why do you proud of it?</text:p>
      <text:p text:style-name="P63"><text:span text:style-name="T167">→ </text:span>Show project that you want to show the most?</text:p>
      <text:p text:style-name="P45"><text:span text:style-name="T3"><text:s/></text:span><text:span text:style-name="T4">EXTRA</text:span><text:span text:style-name="T3"> </text:span></text:p>
      <text:p text:style-name="P75"><text:span text:style-name="T167">→ What is “</text:span>click-house” ? <text:span text:style-name="T143">How to work with “click-house” ?</text:span></text:p>
      <text:p text:style-name="P75"><text:span text:style-name="T167">→ What is “</text:span><text:span text:style-name="T202">gRPC / protobuf</text:span>”?</text:p>
      <text:p text:style-name="P68">→ <text:span text:style-name="T215">How to work with RabbitMQ?</text:span></text:p>
      <text:p text:style-name="P68">→ <text:span text:style-name="T215">How to work with Sockets?</text:span></text:p>
      <text:list xml:id="list55527505" text:style-name="L43">
        <text:list-item>
          <text:p text:style-name="P171">cons and pros</text:p>
        </text:list-item>
      </text:list>
      <text:p text:style-name="P69">→ <text:span text:style-name="T229">SQS, SNS</text:span></text:p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06-07T17:19:28.436000000</dc:date>
    <meta:editing-duration>P7DT20H41M8S</meta:editing-duration>
    <meta:editing-cycles>432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343" meta:word-count="1864" meta:character-count="10725" meta:non-whitespace-character-count="9211"/>
  </office:meta>
</office:document-meta>
</file>